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159a3" officeooo:paragraph-rsid="001d318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f9ee" officeooo:paragraph-rsid="001b4b9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4b91" officeooo:paragraph-rsid="001b4b91" style:font-weight-asian="bold" style:font-weight-complex="bold"/>
    </style:style>
    <style:style style:name="P4" style:family="paragraph" style:parent-style-name="Standard">
      <style:text-properties fo:font-size="20pt" fo:font-weight="bold" officeooo:rsid="001159a3" officeooo:paragraph-rsid="001b4b91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159a3" officeooo:paragraph-rsid="001b4b91"/>
    </style:style>
    <style:style style:name="P6" style:family="paragraph" style:parent-style-name="Standard">
      <style:text-properties officeooo:rsid="0011f9ee" officeooo:paragraph-rsid="001b4b91"/>
    </style:style>
    <style:style style:name="P7" style:family="paragraph" style:parent-style-name="Standard">
      <style:paragraph-properties fo:text-align="justify" style:justify-single-word="false"/>
      <style:text-properties officeooo:rsid="0011f9ee" officeooo:paragraph-rsid="001b4b91"/>
    </style:style>
    <style:style style:name="P8" style:family="paragraph" style:parent-style-name="Standard" style:list-style-name="L2">
      <style:text-properties officeooo:paragraph-rsid="001b4b91"/>
    </style:style>
    <style:style style:name="P9" style:family="paragraph" style:parent-style-name="Standard">
      <style:paragraph-properties fo:text-align="center" style:justify-single-word="false"/>
      <style:text-properties officeooo:rsid="001b4b91" officeooo:paragraph-rsid="001b4b91"/>
    </style:style>
    <style:style style:name="T1" style:family="text">
      <style:text-properties officeooo:rsid="0011f9ee"/>
    </style:style>
    <style:style style:name="T2" style:family="text">
      <style:text-properties officeooo:rsid="001b4b91"/>
    </style:style>
    <style:style style:name="T3" style:family="text">
      <style:text-properties officeooo:rsid="001d318d"/>
    </style:style>
    <style:style style:name="T4" style:family="text">
      <style:text-properties officeooo:rsid="001ebb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Xestión de Procesos</text:span> </text:p>
      <text:p text:style-name="P5"/>
      <text:p text:style-name="P7">Dada a s<text:span text:style-name="T2">e</text:span>guinte carga de traba<text:span text:style-name="T2">ll</text:span>o, obter <text:span text:style-name="T2">o</text:span> diagrama de Gantt <text:span text:style-name="T4">(un Excel ou unha táboa)</text:span>, <text:span text:style-name="T4">tempo de retorno (cando remata a súa execución), tempo de espera (canto tarda en comezar a executase) e eficiencia (duración do proceso/tempo de retorno x 100)</text:span> <text:span text:style-name="T2">ao</text:span> aplicar as s<text:span text:style-name="T2">e</text:span>guintes políticas de planificación: <text:s/></text:p>
      <text:p text:style-name="P6"/>
      <text:list xml:id="list1078088489" text:style-name="L2">
        <text:list-item>
          <text:p text:style-name="P8"><text:span text:style-name="T1">Prime</text:span><text:span text:style-name="T2">i</text:span><text:span text:style-name="T1">ro en </text:span><text:span text:style-name="T2">ch</text:span><text:span text:style-name="T1">egar, prime</text:span><text:span text:style-name="T2">ir</text:span><text:span text:style-name="T1">o en ser servido (FCFS).</text:span></text:p>
        </text:list-item>
        <text:list-item>
          <text:p text:style-name="P8"><text:span text:style-name="T1">Por Prioridades.</text:span></text:p>
        </text:list-item>
        <text:list-item>
          <text:p text:style-name="P8"><text:span text:style-name="T1">Prime</text:span><text:span text:style-name="T2">i</text:span><text:span text:style-name="T1">ro </text:span><text:span text:style-name="T2">o</text:span><text:span text:style-name="T1"> má</text:span><text:span text:style-name="T2">i</text:span><text:span text:style-name="T1">s c</text:span><text:span text:style-name="T2">u</text:span><text:span text:style-name="T1">rto (SJF). </text:span></text:p>
        </text:list-item>
        <text:list-item>
          <text:p text:style-name="P8"><text:span text:style-name="T1">Round-Robin con </text:span><text:span text:style-name="T2">quantum </text:span><text:span text:style-name="T1">de 1 unidad</text:span><text:span text:style-name="T2">e</text:span><text:span text:style-name="T1"> de tempo.</text:span></text:p>
        </text:list-item>
      </text:list>
      <text:p text:style-name="P6"/>
      <table:table table:name="Tabla1" table:style-name="Tabla1">
        <table:table-column table:style-name="Tabla1.A" table:number-columns-repeated="3"/>
        <table:table-row table:style-name="TableLine2328839037776">
          <table:table-cell table:style-name="Tabla1.A1" office:value-type="string">
            <text:p text:style-name="P2">Proceso</text:p>
          </table:table-cell>
          <table:table-cell table:style-name="Tabla1.A1" office:value-type="string">
            <text:p text:style-name="P2">Duración de ráfaga de CPU</text:p>
          </table:table-cell>
          <table:table-cell table:style-name="Tabla1.C1" office:value-type="string">
            <text:p text:style-name="P2">Prioridad<text:span text:style-name="T2">e</text:span></text:p>
          </table:table-cell>
        </table:table-row>
        <table:table-row table:style-name="TableLine2328839037776">
          <table:table-cell table:style-name="Tabla1.A2" office:value-type="string">
            <text:p text:style-name="P3">P1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9">1</text:p>
          </table:table-cell>
        </table:table-row>
        <table:table-row table:style-name="TableLine2328839037776">
          <table:table-cell table:style-name="Tabla1.A2" office:value-type="string">
            <text:p text:style-name="P3">P2</text:p>
          </table:table-cell>
          <table:table-cell table:style-name="Tabla1.A2" office:value-type="string">
            <text:p text:style-name="P9">10</text:p>
          </table:table-cell>
          <table:table-cell table:style-name="Tabla1.C2" office:value-type="string">
            <text:p text:style-name="P9">4</text:p>
          </table:table-cell>
        </table:table-row>
        <table:table-row table:style-name="TableLine2328839037776">
          <table:table-cell table:style-name="Tabla1.A2" office:value-type="string">
            <text:p text:style-name="P3">P3</text:p>
          </table:table-cell>
          <table:table-cell table:style-name="Tabla1.A2" office:value-type="string">
            <text:p text:style-name="P9">2</text:p>
          </table:table-cell>
          <table:table-cell table:style-name="Tabla1.C2" office:value-type="string">
            <text:p text:style-name="P9">3</text:p>
          </table:table-cell>
        </table:table-row>
        <table:table-row table:style-name="TableLine2328839037776">
          <table:table-cell table:style-name="Tabla1.A2" office:value-type="string">
            <text:p text:style-name="P3">P4</text:p>
          </table:table-cell>
          <table:table-cell table:style-name="Tabla1.A2" office:value-type="string">
            <text:p text:style-name="P9">2</text:p>
          </table:table-cell>
          <table:table-cell table:style-name="Tabla1.C2" office:value-type="string">
            <text:p text:style-name="P9">4</text:p>
          </table:table-cell>
        </table:table-row>
        <table:table-row table:style-name="TableLine2328839037776">
          <table:table-cell table:style-name="Tabla1.A2" office:value-type="string">
            <text:p text:style-name="P3">P5</text:p>
          </table:table-cell>
          <table:table-cell table:style-name="Tabla1.A2" office:value-type="string">
            <text:p text:style-name="P9">6</text:p>
          </table:table-cell>
          <table:table-cell table:style-name="Tabla1.C2" office:value-type="string">
            <text:p text:style-name="P9">2</text:p>
          </table:table-cell>
        </table:table-row>
      </table:table>
      <text:p text:style-name="P6"/>
      <text:p text:style-name="P6"><text:s/></text:p>
      <text:p text:style-name="P5">Recolle todos os datos e capturas <text:span text:style-name="T1">(sería interesante recoller capturas da estética dos mesmos) </text:span>nun único documento denominado:</text:p>
      <text:p text:style-name="P5"/>
      <text:p text:style-name="P1">Apelido1Nome_<text:span text:style-name="T3">Procesos</text:span>.P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09:41:46.286000000</meta:creation-date>
    <dc:date>2021-10-26T09:49:47.176000000</dc:date>
    <meta:editing-duration>PT8M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27" meta:word-count="120" meta:character-count="681" meta:non-whitespace-character-count="586"/>
  </office:meta>
</office:document-meta>
</file>